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io22m007/ICMP-Tunnel?tab=readme-ov-file" text:style-name="Internet_20_link" text:visited-style-name="Visited_20_Internet_20_Link">io22m007/ICMP-Tunnel</text:a> </text:p>
      <text:p text:style-name="Standard"><text:a xlink:type="simple" xlink:href="https://noxenius.medium.com/icmpdoor-how-i-used-an-icmp-reverse-shell-12814ca1b0e7" text:style-name="Internet_20_link" text:visited-style-name="Visited_20_Internet_20_Link">ICMPdoor: How I Used an ICMP Reverse Shell | by Jeyhun Alakbarov | Medium</text:a> </text:p>
      <text:p text:style-name="Standard"><text:a xlink:type="simple" xlink:href="https://www.sciencedirect.com/org/science/article/pii/S1546221821001703" text:style-name="Internet_20_link" text:visited-style-name="Visited_20_Internet_20_Link">ICMPTend: Internet Control Message Protocol Covert Tunnel Attack Intent Detector - ScienceDirect</text:a> </text:p>
      <text:p text:style-name="Standard"/>
      <text:p text:style-name="Standard"/>
      <text:p text:style-name="Standard">Icmpsh</text:p>
      <text:p text:style-name="Standard"><text:a xlink:type="simple" xlink:href="https://github.com/bdamele/icmpsh" text:style-name="Internet_20_link" text:visited-style-name="Visited_20_Internet_20_Link">bdamele/icmpsh: Simple reverse ICMP shell</text:a> </text:p>
      <text:p text:style-name="Standard"><text:a xlink:type="simple" xlink:href="https://pentestlab.blog/2017/07/28/command-and-control-icmp/" text:style-name="Internet_20_link" text:visited-style-name="Visited_20_Internet_20_Link">Command and Control – ICMP – Penetration Testing Lab</text:a> </text:p>
      <text:p text:style-name="Standard"/>
      <text:p text:style-name="Standard">icmpdoor</text:p>
      <text:p text:style-name="Standard"><text:a xlink:type="simple" xlink:href="https://github.com/krabelize/icmpdoor" text:style-name="Internet_20_link" text:visited-style-name="Visited_20_Internet_20_Link">krabelize/icmpdoor: ICMP Reverse Shell written in Python 3 and with Scapy (backdoor/rev shell)</text:a> </text:p>
      <text:p text:style-name="Standard"/>
      <text:p text:style-name="Standard">hans</text:p>
      <text:p text:style-name="Standard"><text:a xlink:type="simple" xlink:href="https://github.com/friedrich/hans" text:style-name="Internet_20_link" text:visited-style-name="Visited_20_Internet_20_Link">friedrich/hans: IP over ICMP</text:a> </text:p>
      <text:p text:style-name="Standard"><text:a xlink:type="simple" xlink:href="https://code.gerade.org/hans/" text:style-name="Internet_20_link" text:visited-style-name="Visited_20_Internet_20_Link">Hans – IP over ICMP</text:a> </text:p>
      <text:p text:style-name="Standard"/>
      <text:p text:style-name="Standard">ICMPTX (IP-over-ICMP)</text:p>
      <text:p text:style-name="Standard"><text:a xlink:type="simple" xlink:href="https://codeberg.org/jakkarth/icmptx" text:style-name="Internet_20_link" text:visited-style-name="Visited_20_Internet_20_Link">jakkarth/icmptx: ICMPTX is a program that allows a user with root privledges to create a virtual network link between two computers, encapsulating data inside of ICMP packets. - Codeberg.org</text:a> </text:p>
      <text:p text:style-name="Standard"><text:a xlink:type="simple" xlink:href="https://thomer.com/icmptx/" text:style-name="Internet_20_link" text:visited-style-name="Visited_20_Internet_20_Link">ICMPTX (IP-over-ICMP) HOWTO</text:a> </text:p>
      <text:p text:style-name="Standard"><text:a xlink:type="simple" xlink:href="https://manpages.ubuntu.com/manpages/trusty/man1/icmptx.1.html" text:style-name="Internet_20_link" text:visited-style-name="Visited_20_Internet_20_Link">Ubuntu Manpage: icmptx - Tunnel IP over ICMP</text:a> </text:p>
      <text:p text:style-name="Standard"><text:a xlink:type="simple" xlink:href="https://serverfault.com/questions/780249/how-to-use-icmptx" text:style-name="Internet_20_link" text:visited-style-name="Visited_20_Internet_20_Link">icmp - How to use icmptx? - Server Fault</text:a> </text:p>
      <text:p text:style-name="Standard"/>
      <text:p text:style-name="Standard">007 She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8:31:29.344000000</meta:creation-date>
    <dc:date>2025-04-11T18:49:49.825000000</dc:date>
    <meta:editing-duration>PT18M17S</meta:editing-duration>
    <meta:editing-cycles>7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7" meta:word-count="116" meta:character-count="784" meta:non-whitespace-character-count="670"/>
  </office:meta>
</office:document-meta>
</file>